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2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7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B1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P3" style:family="paragraph" style:parent-style-name="Heading_20_2">
      <style:paragraph-properties fo:line-height="150%" fo:break-before="page"/>
      <style:text-properties style:font-name="Times New Roman" fo:font-size="14pt" style:font-size-asian="14pt" style:font-size-complex="14pt"/>
    </style:style>
    <style:style style:name="P4" style:family="paragraph" style:parent-style-name="Standard_20__28_user_29_">
      <style:paragraph-properties fo:text-align="center" style:justify-single-word="false"/>
      <style:text-properties fo:text-transform="uppercase" style:font-name="Times New Roman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5" style:family="paragraph" style:parent-style-name="Standard_20__28_user_29_">
      <style:text-properties style:font-name="Times New Roman" fo:font-size="14pt" style:font-size-asian="14pt" style:font-size-complex="14pt"/>
    </style:style>
    <style:style style:name="P6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Standard_20__28_user_29_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language-asian="ru" style:country-asian="RU" style:font-size-complex="14pt" style:language-complex="ar" style:country-complex="SA"/>
    </style:style>
    <style:style style:name="P9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language-asian="ru" style:country-asian="RU" style:font-size-complex="14pt" style:language-complex="ar" style:country-complex="SA" style:font-weight-complex="bold"/>
    </style:style>
    <style:style style:name="P10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11" style:family="paragraph" style:parent-style-name="Standard_20__28_user_29_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12" style:family="paragraph" style:parent-style-name="Text_20_body_20__28_user_29_">
      <style:paragraph-properties fo:margin-left="0cm" fo:margin-right="0cm" fo:line-height="150%" fo:text-indent="0cm" style:auto-text-indent="false"/>
      <style:text-properties style:font-name="Times New Roman" fo:font-size="14pt" fo:font-weight="normal" officeooo:paragraph-rsid="001a0caf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13" style:family="paragraph" style:parent-style-name="Text_20_body_20__28_user_29_">
      <style:paragraph-properties fo:margin-left="0cm" fo:margin-right="0cm" fo:line-height="150%" fo:text-indent="0cm" style:auto-text-indent="false"/>
      <style:text-properties officeooo:paragraph-rsid="001a0caf"/>
    </style:style>
    <style:style style:name="P1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22c5e"/>
    </style:style>
    <style:style style:name="P15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a0caf"/>
    </style:style>
    <style:style style:name="P1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weight="bold" officeooo:paragraph-rsid="00122c5e" style:font-size-asian="14pt" style:language-asian="ru" style:country-asian="RU" style:font-weight-asian="bold" style:font-size-complex="14pt" style:language-complex="ar" style:country-complex="SA"/>
    </style:style>
    <style:style style:name="P17" style:family="paragraph" style:parent-style-name="Text_20_body_20__28_user_29_">
      <style:text-properties style:font-name="Times New Roman" fo:font-size="14pt" style:font-size-asian="14pt" style:font-size-complex="14pt"/>
    </style:style>
    <style:style style:name="P18" style:family="paragraph" style:parent-style-name="Text_20_body_20__28_user_29_">
      <style:paragraph-properties fo:line-height="150%"/>
      <style:text-properties style:font-name="Times New Roman" fo:font-size="14pt" style:font-size-asian="14pt" style:font-size-complex="14pt"/>
    </style:style>
    <style:style style:name="P19" style:family="paragraph" style:parent-style-name="Text_20_body_20__28_user_29_">
      <style:paragraph-properties fo:line-height="150%"/>
      <style:text-properties style:font-name="Times New Roman" fo:font-size="14pt" fo:font-weight="normal" officeooo:paragraph-rsid="001a0caf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20" style:family="paragraph" style:parent-style-name="Text_20_body_20__28_user_29_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1" style:family="paragraph" style:parent-style-name="Text_20_body_20__28_user_29_">
      <style:paragraph-properties fo:line-height="150%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2" style:family="paragraph" style:parent-style-name="Text_20_body_20__28_user_29_">
      <style:text-properties officeooo:paragraph-rsid="00234055"/>
    </style:style>
    <style:style style:name="P23" style:family="paragraph" style:parent-style-name="Text_20_body_20__28_user_29_">
      <style:paragraph-properties fo:margin-left="1.251cm" fo:margin-right="0cm" fo:line-height="150%" fo:text-indent="0cm" style:auto-text-indent="false"/>
    </style:style>
    <style:style style:name="P24" style:family="paragraph" style:parent-style-name="Text_20_body_20__28_user_29_">
      <style:paragraph-properties fo:margin-left="1.251cm" fo:margin-right="0cm" fo:line-height="150%" fo:text-indent="0cm" style:auto-text-indent="false"/>
      <style:text-properties fo:font-weight="normal" officeooo:rsid="001a0caf" officeooo:paragraph-rsid="001a0caf" style:font-weight-asian="normal" style:font-weight-complex="normal"/>
    </style:style>
    <style:style style:name="P25" style:family="paragraph" style:parent-style-name="Text_20_body_20__28_user_29_">
      <style:paragraph-properties fo:margin-left="1.251cm" fo:margin-right="0cm" fo:line-height="150%" fo:text-indent="0cm" style:auto-text-indent="false"/>
      <style:text-properties fo:font-weight="normal" officeooo:rsid="001a0caf" officeooo:paragraph-rsid="001b3e08" style:font-weight-asian="normal" style:font-weight-complex="normal"/>
    </style:style>
    <style:style style:name="P26" style:family="paragraph" style:parent-style-name="Text_20_body_20__28_user_29_">
      <style:paragraph-properties fo:margin-left="1.251cm" fo:margin-right="0cm" fo:line-height="150%" fo:text-indent="0cm" style:auto-text-indent="false"/>
      <style:text-properties style:use-window-font-color="true" style:font-name="Times New Roman" fo:font-size="14pt" fo:language="ru" fo:country="RU" fo:font-weight="normal" officeooo:rsid="001a0caf" officeooo:paragraph-rsid="001a0caf" style:letter-kerning="true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P27" style:family="paragraph" style:parent-style-name="Text_20_body_20__28_user_29_">
      <style:paragraph-properties fo:margin-left="1.251cm" fo:margin-right="0cm" fo:line-height="150%" fo:text-indent="0cm" style:auto-text-indent="false"/>
      <style:text-properties style:font-name="Times New Roman" fo:font-size="14pt" fo:font-weight="normal" officeooo:rsid="001a0caf" officeooo:paragraph-rsid="001a0caf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28" style:family="paragraph" style:parent-style-name="Text_20_body_20__28_user_29_">
      <style:paragraph-properties fo:margin-left="1.251cm" fo:margin-right="0cm" fo:line-height="150%" fo:text-indent="0cm" style:auto-text-indent="false"/>
      <style:text-properties style:font-name="Times New Roman" fo:font-size="14pt" fo:font-weight="normal" officeooo:rsid="001a0caf" officeooo:paragraph-rsid="001b3e08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29" style:family="paragraph" style:parent-style-name="Heading_20_2">
      <style:paragraph-properties fo:line-height="150%"/>
      <style:text-properties style:font-name="Times New Roman" fo:font-size="14pt" style:font-size-asian="14pt" style:font-size-complex="14pt"/>
    </style:style>
    <style:style style:name="P30" style:family="paragraph" style:parent-style-name="Heading_20_2">
      <style:paragraph-properties fo:line-height="150%"/>
      <style:text-properties style:font-name="Times New Roman" fo:font-size="14pt" officeooo:paragraph-rsid="001f73e6" style:font-size-asian="14pt" style:font-size-complex="14pt"/>
    </style:style>
    <style:style style:name="P31" style:family="paragraph" style:parent-style-name="Heading_20_2">
      <style:paragraph-properties fo:line-height="150%"/>
      <style:text-properties officeooo:paragraph-rsid="001b3e08"/>
    </style:style>
    <style:style style:name="P32" style:family="paragraph" style:parent-style-name="Heading_20_2">
      <style:paragraph-properties fo:line-height="150%"/>
      <style:text-properties officeooo:rsid="001b3e08" officeooo:paragraph-rsid="001b3e08"/>
    </style:style>
    <style:style style:name="P33" style:family="paragraph" style:parent-style-name="Heading_20_2">
      <style:paragraph-properties fo:line-height="150%"/>
      <style:text-properties style:use-window-font-color="true" style:font-name="Times New Roman" fo:font-size="14pt" fo:language="ru" fo:country="RU" fo:font-weight="normal" officeooo:rsid="001b3e08" officeooo:paragraph-rsid="001b3e08" style:letter-kerning="true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P34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style:font-name="Times New Roman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35" style:family="paragraph" style:parent-style-name="Heading_20_2">
      <style:paragraph-properties fo:line-height="150%"/>
      <style:text-properties style:use-window-font-color="true" style:font-name="Times New Roman" fo:font-size="14pt" fo:language="ru" fo:country="RU" fo:font-weight="normal" officeooo:rsid="001a0caf" officeooo:paragraph-rsid="001f73e6" style:letter-kerning="true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P36" style:family="paragraph" style:parent-style-name="Heading_20_2">
      <style:paragraph-properties fo:line-height="150%"/>
      <style:text-properties style:use-window-font-color="true" style:font-name="Times New Roman" fo:font-size="14pt" fo:language="ru" fo:country="RU" fo:font-weight="normal" officeooo:rsid="001a0caf" officeooo:paragraph-rsid="001b3e08" style:letter-kerning="true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P37" style:family="paragraph" style:parent-style-name="Heading_20_2" style:list-style-name="L3">
      <style:paragraph-properties fo:line-height="150%"/>
      <style:text-properties officeooo:paragraph-rsid="001f73e6"/>
    </style:style>
    <style:style style:name="P38" style:family="paragraph" style:parent-style-name="Text_20_body_20__28_user_29_" style:list-style-name="L1">
      <style:paragraph-properties fo:line-height="150%"/>
      <style:text-properties style:font-name="Times New Roman" fo:font-size="14pt" fo:font-weight="normal" officeooo:paragraph-rsid="001a0caf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39" style:family="paragraph" style:parent-style-name="Text_20_body_20__28_user_29_">
      <style:text-properties style:font-name="Times New Roman" fo:font-size="14pt" style:font-size-asian="14pt" style:font-size-complex="14pt"/>
    </style:style>
    <style:style style:name="P40" style:family="paragraph" style:parent-style-name="Text_20_body_20__28_user_29_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41" style:family="paragraph" style:parent-style-name="Text_20_body_20__28_user_29_">
      <style:text-properties style:font-name="Times New Roman" fo:font-size="14pt" fo:language="en" fo:country="US" fo:font-weight="normal" officeooo:paragraph-rsid="00234055" style:font-size-asian="14pt" style:font-weight-asian="normal" style:font-size-complex="14pt" style:font-weight-complex="normal"/>
    </style:style>
    <style:style style:name="P42" style:family="paragraph" style:parent-style-name="Text_20_body_20__28_user_29_">
      <style:text-properties style:font-name="Times New Roman" fo:font-size="14pt" fo:language="en" fo:country="US" fo:font-weight="normal" officeooo:paragraph-rsid="00240c95" style:font-size-asian="14pt" style:font-weight-asian="normal" style:font-size-complex="14pt" style:font-weight-complex="normal"/>
    </style:style>
    <style:style style:name="P43" style:family="paragraph" style:parent-style-name="Text_20_body_20__28_user_29_" style:list-style-name="L2">
      <style:paragraph-properties fo:line-height="150%"/>
      <style:text-properties officeooo:paragraph-rsid="001a0caf"/>
    </style:style>
    <style:style style:name="P44" style:family="paragraph" style:parent-style-name="Text_20_body_20__28_user_29_">
      <style:text-properties style:use-window-font-color="true" style:font-name="Times New Roman" fo:font-size="14pt" fo:language="en" fo:country="US" fo:font-weight="normal" officeooo:rsid="00216767" style:letter-kerning="true" style:font-name-asian="Times New Roman3" style:font-size-asian="14pt" style:language-asian="zh" style:country-asian="CN" style:font-weight-asian="normal" style:font-name-complex="Times New Roman3" style:font-size-complex="14pt" style:language-complex="hi" style:country-complex="IN" style:font-weight-complex="normal"/>
    </style:style>
    <style:style style:name="P45" style:family="paragraph" style:parent-style-name="Text_20_body_20__28_user_29_">
      <style:paragraph-properties fo:margin-left="1.251cm" fo:margin-right="0cm" fo:line-height="150%" fo:text-indent="0cm" style:auto-text-indent="false"/>
      <style:text-properties style:font-name="Times New Roman" fo:font-size="14pt" fo:font-weight="normal" officeooo:rsid="001a0caf" officeooo:paragraph-rsid="001a0caf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T1" style:family="text">
      <style:text-properties fo:text-transform="uppercase" style:font-name="Times New Roman" fo:font-size="14pt" style:font-size-asian="14pt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font-name="Times New Roman" fo:font-size="14pt" style:font-size-asian="14pt" style:language-asian="ru" style:country-asian="RU" style:font-size-complex="14pt" style:language-complex="ar" style:country-complex="SA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a3f75" style:font-weight-asian="normal" style:font-weight-complex="normal"/>
    </style:style>
    <style:style style:name="T6" style:family="text">
      <style:text-properties fo:font-weight="normal" officeooo:rsid="001f73e6" style:font-weight-asian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style:use-window-font-color="true" fo:language="ru" fo:country="RU" officeooo:rsid="00122c5e" style:letter-kerning="true" style:font-name-asian="Times New Roman3" style:language-asian="zh" style:country-asian="CN" style:font-name-complex="Times New Roman3" style:language-complex="hi" style:country-complex="IN"/>
    </style:style>
    <style:style style:name="T9" style:family="text">
      <style:text-properties style:use-window-font-color="true" fo:language="ru" fo:country="RU" fo:font-weight="normal" officeooo:rsid="001a0caf" style:letter-kerning="true" style:font-name-asian="Times New Roman3" style:language-asian="ru" style:country-asian="RU" style:font-weight-asian="normal" style:font-name-complex="Times New Roman3" style:language-complex="ar" style:country-complex="SA" style:font-weight-complex="normal"/>
    </style:style>
    <style:style style:name="T10" style:family="text">
      <style:text-properties style:use-window-font-color="true" style:font-name="Times New Roman" fo:font-size="14pt" fo:language="ru" fo:country="RU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11" style:family="text">
      <style:text-properties style:use-window-font-color="true" style:font-name="Times New Roman" fo:font-size="14pt" fo:language="ru" fo:country="RU" officeooo:rsid="001b3e08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12" style:family="text">
      <style:text-properties style:use-window-font-color="true" style:font-name="Times New Roman" fo:font-size="14pt" fo:language="ru" fo:country="RU" officeooo:rsid="001d31c7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13" style:family="text">
      <style:text-properties style:use-window-font-color="true" style:font-name="Times New Roman" fo:font-size="14pt" fo:language="ru" fo:country="RU" fo:font-weight="bold" officeooo:rsid="001a0caf" style:letter-kerning="true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14" style:family="text">
      <style:text-properties style:use-window-font-color="true" style:font-name="Times New Roman" fo:font-size="14pt" fo:language="ru" fo:country="RU" fo:font-weight="bold" style:letter-kerning="true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 style:font-weight-complex="bold"/>
    </style:style>
    <style:style style:name="T15" style:family="text">
      <style:text-properties style:use-window-font-color="true" style:font-name="Times New Roman" fo:font-size="14pt" fo:language="ru" fo:country="RU" fo:font-weight="bold" officeooo:rsid="001a0caf" style:letter-kerning="true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 style:font-weight-complex="bold"/>
    </style:style>
    <style:style style:name="T16" style:family="text">
      <style:text-properties style:use-window-font-color="true" style:font-name="Times New Roman" fo:font-size="14pt" fo:language="ru" fo:country="RU" fo:font-weight="normal" style:letter-kerning="true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T17" style:family="text">
      <style:text-properties style:use-window-font-color="true" style:font-name="Times New Roman" fo:font-size="14pt" fo:language="ru" fo:country="RU" fo:font-weight="normal" officeooo:rsid="001a0caf" style:letter-kerning="true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T18" style:family="text">
      <style:text-properties style:use-window-font-color="true" style:font-name="Times New Roman" fo:font-size="14pt" fo:language="ru" fo:country="RU" fo:font-weight="normal" officeooo:rsid="001a3f75" style:letter-kerning="true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T19" style:family="text">
      <style:text-properties style:use-window-font-color="true" style:font-name="Times New Roman" fo:font-size="14pt" fo:language="ru" fo:country="RU" fo:font-weight="normal" officeooo:rsid="001b3e08" style:letter-kerning="true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T20" style:family="text">
      <style:text-properties style:use-window-font-color="true" style:font-name="Times New Roman" fo:font-size="14pt" fo:language="ru" fo:country="RU" fo:font-weight="normal" officeooo:rsid="001f73e6" style:letter-kerning="true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T21" style:family="text">
      <style:text-properties style:use-window-font-color="true" style:font-name="Times New Roman" fo:font-size="14pt" fo:language="en" fo:country="US" fo:font-weight="bold" officeooo:rsid="001433a9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22" style:family="text">
      <style:text-properties style:use-window-font-color="true" style:font-name="Times New Roman" fo:font-size="14pt" fo:language="en" fo:country="US" fo:font-weight="bold" officeooo:rsid="00216767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23" style:family="text">
      <style:text-properties style:use-window-font-color="true" style:font-name="Times New Roman" fo:font-size="14pt" fo:language="en" fo:country="US" fo:font-weight="bold" officeooo:rsid="00240c95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24" style:family="text">
      <style:text-properties style:font-name="Times New Roman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T25" style:family="text">
      <style:text-properties style:font-name="Times New Roman" fo:font-size="14pt" fo:font-weight="bold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T26" style:family="text">
      <style:text-properties style:font-name="Times New Roman" fo:font-size="14pt" fo:font-weight="bold" officeooo:rsid="001a3f75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T27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8" style:family="text">
      <style:text-properties style:font-name="Times New Roman" fo:font-size="14pt" fo:font-weight="bold" officeooo:rsid="00240c95" style:font-size-asian="14pt" style:font-weight-asian="bold" style:font-size-complex="14pt" style:font-weight-complex="bold"/>
    </style:style>
    <style:style style:name="T29" style:family="text">
      <style:text-properties style:font-name="Times New Roman" fo:font-size="14pt" style:font-size-asian="14pt" style:language-asian="ru" style:country-asian="RU" style:font-size-complex="14pt" style:language-complex="ar" style:country-complex="SA"/>
    </style:style>
    <style:style style:name="T30" style:family="text">
      <style:text-properties style:font-name="Times New Roman" fo:font-size="14pt" officeooo:rsid="001a3f75" style:font-size-asian="14pt" style:language-asian="ru" style:country-asian="RU" style:font-size-complex="14pt" style:language-complex="ar" style:country-complex="SA"/>
    </style:style>
    <style:style style:name="T31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32" style:family="text">
      <style:text-properties style:font-name="Times New Roman" fo:font-size="14pt" fo:language="en" fo:country="US" fo:font-weight="bold" officeooo:rsid="00184445" style:font-size-asian="14pt" style:font-weight-asian="bold" style:font-size-complex="14pt" style:font-weight-complex="bold"/>
    </style:style>
    <style:style style:name="T33" style:family="text">
      <style:text-properties style:font-name="Times New Roman" fo:font-size="14pt" fo:language="en" fo:country="US" fo:font-weight="bold" officeooo:rsid="00216767" style:font-size-asian="14pt" style:font-weight-asian="bold" style:font-size-complex="14pt" style:font-weight-complex="bold"/>
    </style:style>
    <style:style style:name="T34" style:family="text">
      <style:text-properties style:font-name="Times New Roman" fo:font-size="14pt" fo:language="en" fo:country="US" fo:font-weight="bold" officeooo:rsid="00240c95" style:font-size-asian="14pt" style:font-weight-asian="bold" style:font-size-complex="14pt" style:font-weight-complex="bold"/>
    </style:style>
    <style:style style:name="T35" style:family="text">
      <style:text-properties officeooo:rsid="002051bd"/>
    </style:style>
    <style:style style:name="T36" style:family="text">
      <style:text-properties officeooo:rsid="0020c37e"/>
    </style:style>
    <style:style style:name="T37" style:family="text">
      <style:text-properties officeooo:rsid="00216767"/>
    </style:style>
    <style:style style:name="T38" style:family="text">
      <style:text-properties officeooo:rsid="0021d720"/>
    </style:style>
    <style:style style:name="T39" style:family="text">
      <style:text-properties officeooo:rsid="00240c95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10">Кафедра МО ЭВМ</text:p>
      <text:p text:style-name="P4"/>
      <text:p text:style-name="P8"/>
      <text:p text:style-name="P8"/>
      <text:p text:style-name="P8"/>
      <text:p text:style-name="P8"/>
      <text:p text:style-name="P14"><text:span text:style-name="Book_20_Title"><text:span text:style-name="T1"/></text:span></text:p>
      <text:p text:style-name="P14"><text:span text:style-name="Book_20_Title"><text:span text:style-name="T1">отчет</text:span></text:span></text:p>
      <text:p text:style-name="P14"><text:span text:style-name="T24">по лабораторной работе №</text:span><text:span text:style-name="T13">3</text:span></text:p>
      <text:p text:style-name="P16">по дисциплине «Организация ЭВМ»</text:p>
      <text:p text:style-name="P15"><text:span text:style-name="Book_20_Title"><text:span text:style-name="T3">Тема: Представление и обработка целых чисел.</text:span></text:span></text:p>
      <text:p text:style-name="P15"><text:span text:style-name="Book_20_Title"><text:span text:style-name="T3">Организация ветвящихся процессов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Студент гр. 9383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6"><text:span text:style-name="T8">Чумак</text:span> <text:span text:style-name="T8">М</text:span>.<text:span text:style-name="T8">А</text:span>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6">Ефремов М.А.</text:p>
          </table:table-cell>
        </table:table-row>
      </table:table>
      <text:p text:style-name="P9"/>
      <text:p text:style-name="P9"/>
      <text:p text:style-name="P9">Санкт-Петербург</text:p>
      <text:p text:style-name="P9">2020</text:p>
      <text:h text:style-name="P3" text:outline-level="2"><text:tab/>Цель работы.</text:h>
      <text:p text:style-name="P18">Изучить представление целых чисел, научиться их обрабатывать, познакомиться с организаций ветвящихся процессов.</text:p>
      <text:p text:style-name="P21">Задание.</text:p>
      <text:p text:style-name="P19">Разработать на языке Ассемблера программу, которая по заданным целочисленным значениям параметров a, b, i, k вычисляет:</text:p>
      <text:list xml:id="list1333933880" text:style-name="L1">
        <text:list-item>
          <text:p text:style-name="P38">значения функций i1 = f1(a,b,i) и i2 = f2(a,b,i);</text:p>
        </text:list-item>
        <text:list-item>
          <text:p text:style-name="P38">значения результирующей функции res = f3(i1,i2,k),</text:p>
        </text:list-item>
      </text:list>
      <text:p text:style-name="P12">где вид функций f1 и f2 определяется из табл. 2, а функции f3 - из табл.3 по цифрам шифра индивидуального задания (n1,n2,n3), приведенным в табл.4.</text:p>
      <text:p text:style-name="P12"><text:tab/>Значения a, b, i, k являются исходными данными, которые должны выбираться студентом самостоятельно и задаваться в процессе исполнения программы в режиме отладки. При этом следует рассмотреть всевозможные комбинации параметров a, b и k, <text:s/>позволяющие проверить различные маршруты выполнения программы, а также различные знаки параметров a и b.</text:p>
      <text:p text:style-name="P13"><text:span text:style-name="T2"><text:tab/></text:span><text:span text:style-name="T4">Замечания:</text:span></text:p>
      <text:list xml:id="list806027105" text:style-name="L2">
        <text:list-item>
          <text:p text:style-name="P43">при разработке программы нельзя использовать фрагменты, представленные на ЯВУ, в частности, для ввода-вывода данных. Исходные данные должны вводиться, а результаты контролироваться в режиме отладки;</text:p>
        </text:list-item>
        <text:list-item>
          <text:p text:style-name="P43">при вычислении функций f1 и f2 вместо операции умножения следует использовать арифметический сдвиг и, возможно, сложение;</text:p>
        </text:list-item>
        <text:list-item>
          <text:p text:style-name="P43">при вычислении функций f1 и f2 нельзя использовать процедуры;</text:p>
        </text:list-item>
        <text:list-item>
          <text:p text:style-name="P43">при разработке программы следует минимизировать длину кода, для чего, если надо, следует преобразовать исходные выражения для вычисления функций.</text:p>
        </text:list-item>
      </text:list>
      <text:p text:style-name="P23"><text:span text:style-name="T25">Вариант №</text:span><text:span text:style-name="T15">23</text:span><text:span text:style-name="T25">:</text:span></text:p>
      <text:p text:style-name="P26"><text:tab/><text:tab/> <text:s text:c="4"/>/ 20 - 4*i , при a&gt;b</text:p>
      <text:p text:style-name="P24"><text:span text:style-name="T14">i1 = f1 =</text:span><text:span text:style-name="T10"> f5 = &lt;</text:span></text:p>
      <text:p text:style-name="P26"><text:tab/><text:tab/> <text:s text:c="4"/>\ -(6*I - 6), при a&lt;=b</text:p>
      <text:p text:style-name="P26"><text:soft-page-break/><text:tab/><text:tab/> <text:s text:c="4"/>/ 2*(i+1) -4 , при a&gt;b</text:p>
      <text:p text:style-name="P24"><text:span text:style-name="T14">i2 = f2 =</text:span><text:span text:style-name="T10"> f6 = &lt;</text:span></text:p>
      <text:p text:style-name="P26"><text:tab/><text:tab/> <text:s text:c="4"/>\ 5 - 3*(i+1), при a&lt;=b</text:p>
      <text:p text:style-name="P27"><text:tab/><text:tab/> <text:s text:c="4"/>/ min (|i1 - i2|, 2), при k&lt;0</text:p>
      <text:p text:style-name="P24"><text:span text:style-name="T26">i3 = f3 =</text:span><text:span text:style-name="T30"> </text:span><text:span text:style-name="T29">f4 = &lt;</text:span></text:p>
      <text:p text:style-name="P27"><text:tab/><text:tab/> <text:s text:c="4"/>\ max( -6, -i2), при k&gt;=0</text:p>
      <text:h text:style-name="P29" text:outline-level="2"><text:tab/>Выполнение работы.</text:h>
      <text:h text:style-name="P30" text:outline-level="2"><text:tab/><text:span text:style-name="T9">В ходе работы была реализована программа на языке Ассемблер, которая</text:span></text:h>
      <text:h text:style-name="P35" text:outline-level="2">по заданным целочисленным параметрам вычисляет значения функций.</text:h>
      <text:h text:style-name="P35" text:outline-level="2">Исходные данные заносятся в программу до выполнения, а выходные данные</text:h>
      <text:h text:style-name="P35" text:outline-level="2">отслеживаются через отладчик. Были реализованы следующие функции:</text:h>
      <text:list xml:id="list3654415696" text:style-name="L3">
        <text:list-item>
          <text:h text:style-name="P37" text:outline-level="2"><text:span text:style-name="T17">f1_1, f1_2 — для нахождения значения f1 (если a</text:span><text:span text:style-name="T20">&gt;</text:span><text:span text:style-name="T17">b, то выполняется f1_1, иначе f1_2);</text:span></text:h>
        </text:list-item>
        <text:list-item>
          <text:h text:style-name="P37" text:outline-level="2"><text:span text:style-name="T17">f2_1, f2_2 — для нахождения значений f2 ( если a</text:span><text:span text:style-name="T20">&gt;</text:span><text:span text:style-name="T17">b, то выполняется f2_1, иначе f2_2);</text:span></text:h>
        </text:list-item>
        <text:list-item>
          <text:h text:style-name="P37" text:outline-level="2"><text:span text:style-name="T17">f3, f3_1, f3_cmp_2, f3_res, f_end — для нахождения значений f3, </text:span><text:span text:style-name="T20">где отдельно происходит сравнение с 2 (f3_cmp_2).</text:span></text:h>
        </text:list-item>
      </text:list>
      <text:h text:style-name="P29" text:outline-level="2"><text:tab/><text:span text:style-name="T5">Следуя четвёртому пункту из замечаний, для минимизации длины кода, было решено упростить следующ</text:span><text:span text:style-name="T6">ую функцию</text:span><text:span text:style-name="T5">:</text:span></text:h>
      <text:h text:style-name="P31" text:outline-level="2"><text:span text:style-name="T18"><text:tab/>f6: </text:span><text:span text:style-name="T17">2*(i+1) - 4 →</text:span><text:span text:style-name="T18"> </text:span><text:span text:style-name="T19">2*i - 2; </text:span><text:span text:style-name="T17">5 - 3*(i+1) →</text:span><text:span text:style-name="T19"> 2 - 3*i</text:span></text:h>
      <text:h text:style-name="P33" text:outline-level="2"><text:tab/>То есть после преобразований функции выглядят следующим образом:</text:h>
      <text:h text:style-name="P32" text:outline-level="2"><text:span text:style-name="T16"><text:tab/></text:span><text:span text:style-name="T17"><text:tab/><text:tab/> <text:s text:c="4"/>/ 20 - 4*i , при a&gt;b</text:span></text:h>
      <text:p text:style-name="P25"><text:span text:style-name="T14">i1 = f1 =</text:span><text:span text:style-name="T10"> f5 = &lt;</text:span></text:p>
      <text:p text:style-name="P25"><text:span text:style-name="T10"><text:tab/><text:tab/> <text:s text:c="4"/>\ -</text:span><text:span text:style-name="T11">(</text:span><text:span text:style-name="T10">6*I </text:span><text:span text:style-name="T11">-</text:span><text:span text:style-name="T10"> 6</text:span><text:span text:style-name="T12">)</text:span><text:span text:style-name="T10">, при a&lt;=b</text:span></text:p>
      <text:p text:style-name="P25"><text:span text:style-name="T10"><text:tab/><text:tab/> <text:s text:c="4"/>/ </text:span><text:span text:style-name="T11">2*i - 2</text:span><text:span text:style-name="T10"> , при a&gt;b</text:span></text:p>
      <text:p text:style-name="P25"><text:span text:style-name="T14">i2 = f2 =</text:span><text:span text:style-name="T10"> f6 = &lt;</text:span></text:p>
      <text:p text:style-name="P25"><text:span text:style-name="T10"><text:tab/><text:tab/> <text:s text:c="4"/>\ </text:span><text:span text:style-name="T11">2 - 3*i</text:span><text:span text:style-name="T10">, при a&lt;=b</text:span></text:p>
      <text:p text:style-name="P28"><text:tab/><text:tab/> <text:s text:c="4"/>/ min (|i1 - i2|, 2), при k&lt;0</text:p>
      <text:p text:style-name="P25"><text:span text:style-name="T26">i3 = f3 =</text:span><text:span text:style-name="T30"> </text:span><text:span text:style-name="T29">f4 = &lt;</text:span></text:p>
      <text:h text:style-name="P36" text:outline-level="2"><text:soft-page-break/><text:tab/><text:tab/> <text:s text:c="4"/><text:tab/> <text:s text:c="4"/>\ max( -6, -i2), при k&gt;=0</text:h>
      <text:p text:style-name="P20">Тестирование.</text:p>
      <text:p text:style-name="Text_20_body_20__28_user_29_">1) a = 1, b = 2, i = 2, k = -<text:span text:style-name="T35">2</text:span> =&gt; f1 = -<text:span text:style-name="T35">6</text:span>, f2 = -<text:span text:style-name="T35">4</text:span>, f3 = <text:span text:style-name="T35">2</text:span></text:p>
      <text:p text:style-name="P17">2) a = 1, b = 2, i = 2, k = <text:span text:style-name="T36">1</text:span> =&gt; f1 = -<text:span text:style-name="T36">6</text:span>, f2 = -<text:span text:style-name="T36">4</text:span>, f3 = <text:span text:style-name="T36">4</text:span></text:p>
      <text:p text:style-name="P17">3) a = 2, b = 1, i = 2, k = -2 =&gt; f1 = <text:span text:style-name="T37">12</text:span>, f2 = <text:span text:style-name="T37">2</text:span>, f3 = <text:span text:style-name="T37">2</text:span></text:p>
      <text:p text:style-name="P17">4) a = 2, b = 1, i = 2, k = 1 =&gt; f1 = <text:span text:style-name="T38">12</text:span>, f2 = <text:span text:style-name="T38">2</text:span>, f3 = -<text:span text:style-name="T38">2</text:span></text:p>
      <text:p text:style-name="P20">Выводы.</text:p>
      <text:p text:style-name="P17">Изучено представление целых чисел, получены навыки работы с целыми числами и ветвящимися процессами.</text:p>
      <text:p text:style-name="P17">Содержимое файла lb3.asm представлено в приложении А. Содержимое файла lb3.lst представлено в приложении Б.</text:p>
      <text:h text:style-name="P2" text:outline-level="1">Приложение <text:span text:style-name="T7">A</text:span><text:line-break/>Исходный код программ</text:h>
      <text:p text:style-name="Text_20_body_20__28_user_29_"><text:span text:style-name="T27">Файл </text:span><text:span text:style-name="T23">lab3</text:span><text:span text:style-name="T22">.</text:span><text:span text:style-name="T23">asm</text:span></text:p>
      <text:p text:style-name="P44">AStack SEGMENT STACK</text:p>
      <text:p text:style-name="P44"><text:tab/>DW 32 DUP(?)</text:p>
      <text:p text:style-name="P44">AStack ENDS</text:p>
      <text:p text:style-name="P44"/>
      <text:p text:style-name="P44">DATA SEGMENT</text:p>
      <text:p text:style-name="P44">a<text:tab/>DW<text:tab/>2</text:p>
      <text:p text:style-name="P44">b<text:tab/>DW<text:tab/>1</text:p>
      <text:p text:style-name="P44">i<text:tab/>DW<text:tab/>2</text:p>
      <text:p text:style-name="P44">k<text:tab/>DW<text:tab/>1</text:p>
      <text:p text:style-name="P44">i1<text:tab/>DW<text:tab/>?</text:p>
      <text:p text:style-name="P44">i2<text:tab/>DW<text:tab/>?</text:p>
      <text:p text:style-name="P44">res<text:tab/>DW<text:tab/>?</text:p>
      <text:p text:style-name="P44">DATA ENDS</text:p>
      <text:p text:style-name="P44"/>
      <text:p text:style-name="P44">CODE SEGMENT</text:p>
      <text:p text:style-name="P44"><text:tab/>ASSUME CS:CODE, DS:DATA, SS:AStack</text:p>
      <text:p text:style-name="P44"/>
      <text:p text:style-name="P44">Main PROC FAR</text:p>
      <text:p text:style-name="P44"><text:tab/>mov ax, DATA</text:p>
      <text:p text:style-name="P44"><text:tab/>mov ds, ax</text:p>
      <text:p text:style-name="P44">i2_2:</text:p>
      <text:p text:style-name="P44"><text:tab/>mov ax, a</text:p>
      <text:p text:style-name="P44"><text:tab/>cmp ax, b</text:p>
      <text:p text:style-name="P44"><text:tab/>jg i2_1<text:tab/>;если a &gt; b, то переходим к i2_1</text:p>
      <text:p text:style-name="P44"><text:tab/><text:tab/><text:tab/>;иначе a &lt;= b, выполняем действия дальше</text:p>
      <text:p text:style-name="P44"><text:tab/>mov ax, i<text:tab/>;ax = i</text:p>
      <text:p text:style-name="P44"><text:tab/>mov bx, ax<text:tab/>;bx = i, ax = i</text:p>
      <text:p text:style-name="P44"><text:tab/>shl ax, 1<text:tab/>;ax = 2*i</text:p>
      <text:p text:style-name="P44"><text:soft-page-break/><text:tab/>add ax, bx<text:tab/>;ax = 3*i</text:p>
      <text:p text:style-name="P44"><text:tab/>neg ax<text:tab/><text:tab/>;ax = (-3)*i</text:p>
      <text:p text:style-name="P44"><text:tab/>add ax, 2<text:tab/>;ax = (-3)*i+2, что идентично ax = 2-3*i</text:p>
      <text:p text:style-name="P44"><text:tab/>mov i2, ax</text:p>
      <text:p text:style-name="P44">i1_2:</text:p>
      <text:p text:style-name="P44"><text:tab/>shl ax, 1<text:tab/>;ax = 4-6*i</text:p>
      <text:p text:style-name="P44"><text:tab/>add ax, 2<text:tab/>;ax = 6-6*i, что идентично ax = -(6*i-6)</text:p>
      <text:p text:style-name="P44"><text:tab/>mov i1, ax</text:p>
      <text:p text:style-name="P44"><text:tab/>jmp i3</text:p>
      <text:p text:style-name="P44">i2_1:</text:p>
      <text:p text:style-name="P44"><text:tab/>mov ax, i</text:p>
      <text:p text:style-name="P44"><text:tab/>shl ax, 1<text:tab/>;ax = 2*i</text:p>
      <text:p text:style-name="P44"><text:tab/>sub ax, 2<text:tab/>;ax = 2*i-2</text:p>
      <text:p text:style-name="P44"><text:tab/>mov i2, ax</text:p>
      <text:p text:style-name="P44">i1_1:</text:p>
      <text:p text:style-name="P44"><text:tab/>shl ax, 1<text:tab/>;ax = 4*i-4</text:p>
      <text:p text:style-name="P44"><text:tab/>neg ax<text:tab/><text:tab/>;ax = 4-4*i</text:p>
      <text:p text:style-name="P44"><text:tab/>add ax, 16<text:tab/>;ax = 20-4*i</text:p>
      <text:p text:style-name="P44"><text:tab/>mov i1, ax</text:p>
      <text:p text:style-name="P44">i3:</text:p>
      <text:p text:style-name="P44"><text:tab/>mov ax, k</text:p>
      <text:p text:style-name="P44"><text:tab/>cmp k, 0</text:p>
      <text:p text:style-name="P44"><text:tab/>jl i3_1<text:tab/>;если k &lt; 0, то переходим к i3_1</text:p>
      <text:p text:style-name="P44"><text:tab/><text:tab/><text:tab/>;иначе k &gt;= 0, выполняем действия дальше</text:p>
      <text:p text:style-name="P44"><text:tab/>mov ax, i2<text:tab/>;ax = i2</text:p>
      <text:p text:style-name="P44"><text:tab/>neg ax<text:tab/><text:tab/>;ax = -i2</text:p>
      <text:p text:style-name="P44"><text:tab/>cmp ax, -6</text:p>
      <text:p text:style-name="P44"><text:tab/>jg i3_res<text:tab/>;если ax &gt; -6, то переходим к выводу -i2</text:p>
      <text:p text:style-name="P44"><text:tab/>mov res, -6<text:tab/>;иначе res = -6</text:p>
      <text:p text:style-name="P44"><text:tab/>jmp f_end</text:p>
      <text:p text:style-name="P44"><text:soft-page-break/>i3_1:</text:p>
      <text:p text:style-name="P44"><text:tab/>mov ax, i1<text:tab/>;ax = i1</text:p>
      <text:p text:style-name="P44"><text:tab/>sub ax, i2<text:tab/>;ax = i1-i2</text:p>
      <text:p text:style-name="P44"><text:tab/>cmp ax, 0<text:tab/></text:p>
      <text:p text:style-name="P44"><text:tab/>jg i3_cmp_2<text:tab/>;если ax &gt; 0, то переходим к сравнению с 2</text:p>
      <text:p text:style-name="P44"><text:tab/><text:tab/><text:tab/>;иначе берём модуль</text:p>
      <text:p text:style-name="P44"><text:tab/>neg ax<text:tab/><text:tab/>;ax = -i1+i2</text:p>
      <text:p text:style-name="P44">i3_cmp_2:</text:p>
      <text:p text:style-name="P44"><text:tab/>cmp ax, 2</text:p>
      <text:p text:style-name="P44"><text:tab/>jl i3_res<text:tab/>;если ax &lt; 2, то переходим к выводу ax</text:p>
      <text:p text:style-name="P44"><text:tab/>mov res, 2</text:p>
      <text:p text:style-name="P44"><text:tab/>jmp f_end<text:tab/></text:p>
      <text:p text:style-name="P44">i3_res:</text:p>
      <text:p text:style-name="P44"><text:tab/>mov res, ax</text:p>
      <text:p text:style-name="P44">f_end:</text:p>
      <text:p text:style-name="P44"><text:tab/>mov ah, 4ch</text:p>
      <text:p text:style-name="P44"><text:tab/>int 21h</text:p>
      <text:p text:style-name="P44">Main<text:tab/>ENDP</text:p>
      <text:p text:style-name="P44">CODE<text:tab/>ENDS</text:p>
      <text:p text:style-name="P44"><text:tab/>END Main</text:p>
      <text:h text:style-name="P2" text:outline-level="1">Приложение <text:span text:style-name="T7">B</text:span><text:line-break/>Диагностическое сообщение</text:h>
      <text:p text:style-name="P22"><text:span text:style-name="T27">Файл </text:span><text:span text:style-name="T23">lab3</text:span><text:span text:style-name="T27">.</text:span><text:span text:style-name="T23">lst</text:span></text:p>
      <text:p text:style-name="P41">Microsoft (R) Macro Assembler Version 5.10 <text:s text:c="17"/>11/12/20 10:39:1</text:p>
      <text:p text:style-name="P41"><text:s text:c="61"/>Page <text:s text:c="4"/>1-1</text:p>
      <text:p text:style-name="P41"><text:s/>0000<text:tab/><text:tab/><text:tab/><text:tab/>AStack SEGMENT STACK</text:p>
      <text:p text:style-name="P41"><text:s/>0000 <text:s/>0020[<text:tab/><text:tab/><text:tab/><text:tab/>DW 32 DUP(?)</text:p>
      <text:p text:style-name="P41"><text:tab/> <text:s text:c="2"/>????<text:tab/><text:tab/><text:tab/></text:p>
      <text:p text:style-name="P41"><text:tab/><text:tab/><text:tab/> ]<text:tab/></text:p>
      <text:p text:style-name="P41"><text:tab/><text:tab/><text:tab/><text:tab/></text:p>
      <text:p text:style-name="P41"><text:s/>0040<text:tab/><text:tab/><text:tab/><text:tab/>AStack ENDS</text:p>
      <text:p text:style-name="P41"><text:tab/><text:tab/><text:tab/><text:tab/></text:p>
      <text:p text:style-name="P41"><text:s/>0000<text:tab/><text:tab/><text:tab/><text:tab/>DATA SEGMENT</text:p>
      <text:p text:style-name="P41"><text:s/>0000 <text:s/>0002<text:tab/><text:tab/><text:tab/>a<text:tab/>DW<text:tab/>2</text:p>
      <text:p text:style-name="P41"><text:s/>0002 <text:s/>0001<text:tab/><text:tab/><text:tab/>b<text:tab/>DW<text:tab/>1</text:p>
      <text:p text:style-name="P41"><text:s/>0004 <text:s/>0002<text:tab/><text:tab/><text:tab/>i<text:tab/>DW<text:tab/>2</text:p>
      <text:p text:style-name="P41"><text:s/>0006 <text:s/>0001<text:tab/><text:tab/><text:tab/>k<text:tab/>DW<text:tab/>1</text:p>
      <text:p text:style-name="P41"><text:s/>0008 <text:s/>0000<text:tab/><text:tab/><text:tab/>i1<text:tab/>DW<text:tab/>?</text:p>
      <text:p text:style-name="P41"><text:s/>000A <text:s/>0000<text:tab/><text:tab/><text:tab/>i2<text:tab/>DW<text:tab/>?</text:p>
      <text:p text:style-name="P41"><text:s/>000C <text:s/>0000<text:tab/><text:tab/><text:tab/>res<text:tab/>DW<text:tab/>?</text:p>
      <text:p text:style-name="P41"><text:s/>000E<text:tab/><text:tab/><text:tab/><text:tab/>DATA ENDS</text:p>
      <text:p text:style-name="P41"><text:tab/><text:tab/><text:tab/><text:tab/></text:p>
      <text:p text:style-name="P41"><text:s/>0000<text:tab/><text:tab/><text:tab/><text:tab/>CODE SEGMENT</text:p>
      <text:p text:style-name="P41"><text:tab/><text:tab/><text:tab/><text:tab/><text:tab/>ASSUME CS:CODE, DS:DATA, SS:AStack</text:p>
      <text:p text:style-name="P41"><text:tab/><text:tab/><text:tab/><text:tab/></text:p>
      <text:p text:style-name="P41"><text:s/>0000<text:tab/><text:tab/><text:tab/><text:tab/>Main PROC FAR</text:p>
      <text:p text:style-name="P41"><text:s/>0000 <text:s/>B8 ---- R<text:tab/><text:tab/><text:tab/>mov ax, DATA</text:p>
      <text:p text:style-name="P41"><text:s/>0003 <text:s/>8E D8<text:tab/><text:tab/><text:tab/><text:tab/>mov ds, ax</text:p>
      <text:p text:style-name="P41"><text:s/>0005<text:tab/><text:tab/><text:tab/><text:tab/>i2_2:</text:p>
      <text:p text:style-name="P41"><text:s/>0005 <text:s/>A1 0000 R<text:tab/><text:tab/><text:tab/>mov ax, a</text:p>
      <text:p text:style-name="P41"><text:s/>0008 <text:s/>3B 06 0002 R<text:tab/><text:tab/><text:tab/>cmp ax, b</text:p>
      <text:p text:style-name="P41"><text:soft-page-break/><text:s/>000C <text:s/>7F 1C<text:tab/><text:tab/><text:tab/><text:tab/>jg i2_1<text:tab/>;РµСЃР»Рё a &gt; b, С‚Рѕ РїРµСЂРµС</text:p>
      <text:p text:style-name="P41"><text:tab/><text:tab/><text:tab/><text:tab/>…РѕРґРёРј Рє i2_1</text:p>
      <text:p text:style-name="P41"><text:tab/><text:tab/><text:tab/><text:tab/><text:tab/><text:tab/><text:tab/>;РёРЅР°С‡Рµ a &lt;= b, РІС</text:p>
      <text:p text:style-name="P41"><text:tab/><text:tab/><text:tab/><text:tab/>‹РїРѕР»РЅСЏРµРј РґРµР№СЃС‚РІРёСЏ РґР°Р»СЊС€Рµ</text:p>
      <text:p text:style-name="P41"><text:s/>000E <text:s/>A1 0004 R<text:tab/><text:tab/><text:tab/>mov ax, i<text:tab/>;ax = i</text:p>
      <text:p text:style-name="P41"><text:s/>0011 <text:s/>8B D8<text:tab/><text:tab/><text:tab/><text:tab/>mov bx, ax<text:tab/>;bx = i, ax = i</text:p>
      <text:p text:style-name="P41"><text:s/>0013 <text:s/>D1 E0<text:tab/><text:tab/><text:tab/><text:tab/>shl ax, 1<text:tab/>;ax = 2*i</text:p>
      <text:p text:style-name="P41"><text:s/>0015 <text:s/>03 C3<text:tab/><text:tab/><text:tab/><text:tab/>add ax, bx<text:tab/>;ax = 3*i</text:p>
      <text:p text:style-name="P41"><text:s/>0017 <text:s/>F7 D8<text:tab/><text:tab/><text:tab/><text:tab/>neg ax<text:tab/><text:tab/>;ax = (-3)*i</text:p>
      <text:p text:style-name="P41"><text:s/>0019 <text:s/>05 0002<text:tab/><text:tab/><text:tab/><text:tab/>add ax, 2<text:tab/>;ax = (-3)*i+2, С‡С‚Рѕ </text:p>
      <text:p text:style-name="P41"><text:tab/><text:tab/><text:tab/><text:tab/>РёРґРµРЅС‚РёС‡РЅРѕ ax = 2-3*i</text:p>
      <text:p text:style-name="P41"><text:s/>001C <text:s/>A3 000A R<text:tab/><text:tab/><text:tab/>mov i2, ax</text:p>
      <text:p text:style-name="P41"><text:s/>001F<text:tab/><text:tab/><text:tab/><text:tab/>i1_2:</text:p>
      <text:p text:style-name="P41"><text:s/>001F <text:s/>D1 E0<text:tab/><text:tab/><text:tab/><text:tab/>shl ax, 1<text:tab/>;ax = 4-6*i</text:p>
      <text:p text:style-name="P41"><text:s/>0021 <text:s/>05 0002<text:tab/><text:tab/><text:tab/><text:tab/>add ax, 2<text:tab/>;ax = 6-6*i, С‡С‚Рѕ РёР</text:p>
      <text:p text:style-name="P41"><text:tab/><text:tab/><text:tab/><text:tab/>ґРµРЅС‚РёС‡РЅРѕ ax = -(6*i-6)</text:p>
      <text:p text:style-name="P41"><text:s/>0024 <text:s/>A3 0008 R<text:tab/><text:tab/><text:tab/>mov i1, ax</text:p>
      <text:p text:style-name="P41"><text:s/>0027 <text:s/>EB 16 90<text:tab/><text:tab/><text:tab/><text:tab/>jmp i3</text:p>
      <text:p text:style-name="P41"><text:s/>002A<text:tab/><text:tab/><text:tab/><text:tab/>i2_1:</text:p>
      <text:p text:style-name="P41"><text:s/>002A <text:s/>A1 0004 R<text:tab/><text:tab/><text:tab/>mov ax, i</text:p>
      <text:p text:style-name="P41"><text:s/>002D <text:s/>D1 E0<text:tab/><text:tab/><text:tab/><text:tab/>shl ax, 1<text:tab/>;ax = 2*i</text:p>
      <text:p text:style-name="P41"><text:s/>002F <text:s/>2D 0002<text:tab/><text:tab/><text:tab/><text:tab/>sub ax, 2<text:tab/>;ax = 2*i-2</text:p>
      <text:p text:style-name="P41"><text:s/>0032 <text:s/>A3 000A R<text:tab/><text:tab/><text:tab/>mov i2, ax</text:p>
      <text:p text:style-name="P41"><text:s/>0035<text:tab/><text:tab/><text:tab/><text:tab/>i1_1:</text:p>
      <text:p text:style-name="P41"><text:s/>0035 <text:s/>D1 E0<text:tab/><text:tab/><text:tab/><text:tab/>shl ax, 1<text:tab/>;ax = 4*i-4</text:p>
      <text:p text:style-name="P41"><text:s/>0037 <text:s/>F7 D8<text:tab/><text:tab/><text:tab/><text:tab/>neg ax<text:tab/><text:tab/>;ax = 4-4*i</text:p>
      <text:p text:style-name="P41"><text:s/>0039 <text:s/>05 0010<text:tab/><text:tab/><text:tab/><text:tab/>add ax, 16<text:tab/>;ax = 20-4*i</text:p>
      <text:p text:style-name="P42"><text:s/>003C <text:s/>A3 0008 R<text:tab/><text:tab/><text:tab/>mov i1, ax</text:p>
      <text:p text:style-name="P42"><text:soft-page-break/>Microsoft (R) Macro Assembler Version 5.10 <text:s text:c="17"/>11/12/20 10:39:1</text:p>
      <text:p text:style-name="P41"><text:s text:c="61"/>Page <text:s text:c="4"/>1-2</text:p>
      <text:p text:style-name="P41"/>
      <text:p text:style-name="P41"/>
      <text:p text:style-name="P41"><text:s/>003F<text:tab/><text:tab/><text:tab/><text:tab/>i3:</text:p>
      <text:p text:style-name="P41"><text:s/>003F <text:s/>A1 0006 R<text:tab/><text:tab/><text:tab/>mov ax, k</text:p>
      <text:p text:style-name="P41"><text:s/>0042 <text:s/>83 3E 0006 R 00<text:tab/><text:tab/><text:tab/>cmp k, 0</text:p>
      <text:p text:style-name="P41"><text:s/>0047 <text:s/>7C 13<text:tab/><text:tab/><text:tab/><text:tab/>jl i3_1<text:tab/>;РµСЃР»Рё k &lt; 0, С‚Рѕ РїРµСЂРµС</text:p>
      <text:p text:style-name="P41"><text:tab/><text:tab/><text:tab/><text:tab/>…РѕРґРёРј Рє i3_1</text:p>
      <text:p text:style-name="P41"><text:tab/><text:tab/><text:tab/><text:tab/><text:tab/><text:tab/><text:tab/>;РёРЅР°С‡Рµ k &gt;= 0, РІС</text:p>
      <text:p text:style-name="P41"><text:tab/><text:tab/><text:tab/><text:tab/>‹РїРѕР»РЅСЏРµРј РґРµР№СЃС‚РІРёСЏ РґР°Р»СЊС€Рµ</text:p>
      <text:p text:style-name="P41"><text:s/>0049 <text:s/>A1 000A R<text:tab/><text:tab/><text:tab/>mov ax, i2<text:tab/>;ax = i2</text:p>
      <text:p text:style-name="P41"><text:s/>004C <text:s/>F7 D8<text:tab/><text:tab/><text:tab/><text:tab/>neg ax<text:tab/><text:tab/>;ax = -i2</text:p>
      <text:p text:style-name="P41"><text:s/>004E <text:s/>3D FFFA<text:tab/><text:tab/><text:tab/><text:tab/>cmp ax, -6</text:p>
      <text:p text:style-name="P41"><text:s/>0051 <text:s/>7F 25<text:tab/><text:tab/><text:tab/><text:tab/>jg i3_res<text:tab/>;РµСЃР»Рё ax &gt; -6, С‚Рѕ</text:p>
      <text:p text:style-name="P41"><text:tab/><text:tab/><text:tab/><text:tab/> РїРµСЂРµС…РѕРґРёРј Рє РІС‹РІРѕРґСѓ -i2</text:p>
      <text:p text:style-name="P41"><text:s/>0053 <text:s/>C7 06 000C R FFFA<text:tab/><text:tab/>mov res, -6<text:tab/>;РёРЅР°С‡Рµ res = -6</text:p>
      <text:p text:style-name="P41"><text:s/>0059 <text:s/>EB 20 90<text:tab/><text:tab/><text:tab/><text:tab/>jmp f_end</text:p>
      <text:p text:style-name="P41"><text:s/>005C<text:tab/><text:tab/><text:tab/><text:tab/>i3_1:</text:p>
      <text:p text:style-name="P41"><text:s/>005C <text:s/>A1 0008 R<text:tab/><text:tab/><text:tab/>mov ax, i1<text:tab/>;ax = i1</text:p>
      <text:p text:style-name="P41"><text:s/>005F <text:s/>2B 06 000A R<text:tab/><text:tab/><text:tab/>sub ax, i2<text:tab/>;ax = i1-i2</text:p>
      <text:p text:style-name="P41"><text:s/>0063 <text:s/>3D 0000<text:tab/><text:tab/><text:tab/><text:tab/>cmp ax, 0<text:tab/></text:p>
      <text:p text:style-name="P41"><text:s/>0066 <text:s/>7F 02<text:tab/><text:tab/><text:tab/><text:tab/>jg i3_cmp_2<text:tab/>;РµСЃР»Рё ax &gt; 0, С‚Рѕ </text:p>
      <text:p text:style-name="P41"><text:tab/><text:tab/><text:tab/><text:tab/>РїРµСЂРµС…РѕРґРёРј Рє СЃСЂР°РІРЅРµРЅРёСЋ СЃ 2</text:p>
      <text:p text:style-name="P41"><text:tab/><text:tab/><text:tab/><text:tab/><text:tab/><text:tab/><text:tab/>;РёРЅР°С‡Рµ Р±РµСЂС‘Рј </text:p>
      <text:p text:style-name="P41"><text:tab/><text:tab/><text:tab/><text:tab/>РјРѕРґСѓР»СЊ</text:p>
      <text:p text:style-name="P41"><text:s/>0068 <text:s/>F7 D8<text:tab/><text:tab/><text:tab/><text:tab/>neg ax<text:tab/><text:tab/>;ax = -i1+i2</text:p>
      <text:p text:style-name="P41"><text:soft-page-break/><text:s/>006A<text:tab/><text:tab/><text:tab/><text:tab/>i3_cmp_2:</text:p>
      <text:p text:style-name="P41"><text:s/>006A <text:s/>3D 0002<text:tab/><text:tab/><text:tab/><text:tab/>cmp ax, 2</text:p>
      <text:p text:style-name="P41"><text:s/>006D <text:s/>7C 09<text:tab/><text:tab/><text:tab/><text:tab/>jl i3_res<text:tab/>;РµСЃР»Рё ax &lt; 2, С‚Рѕ </text:p>
      <text:p text:style-name="P41"><text:tab/><text:tab/><text:tab/><text:tab/>РїРµСЂРµС…РѕРґРёРј Рє РІС‹РІРѕРґСѓ ax</text:p>
      <text:p text:style-name="P41"><text:s/>006F <text:s/>C7 06 000C R 0002<text:tab/><text:tab/>mov res, 2</text:p>
      <text:p text:style-name="P41"><text:s/>0075 <text:s/>EB 04 90<text:tab/><text:tab/><text:tab/><text:tab/>jmp f_end<text:tab/></text:p>
      <text:p text:style-name="P41"><text:s/>0078<text:tab/><text:tab/><text:tab/><text:tab/>i3_res:</text:p>
      <text:p text:style-name="P41"><text:s/>0078 <text:s/>A3 000C R<text:tab/><text:tab/><text:tab/>mov res, ax</text:p>
      <text:p text:style-name="P41"><text:s/>007B<text:tab/><text:tab/><text:tab/><text:tab/>f_end:</text:p>
      <text:p text:style-name="P41"><text:s/>007B <text:s/>B4 4C<text:tab/><text:tab/><text:tab/><text:tab/>mov ah, 4ch</text:p>
      <text:p text:style-name="P41"><text:s/>007D <text:s/>CD 21<text:tab/><text:tab/><text:tab/><text:tab/>int 21h</text:p>
      <text:p text:style-name="P41"><text:s/>007F<text:tab/><text:tab/><text:tab/><text:tab/>Main<text:tab/>ENDP</text:p>
      <text:p text:style-name="P41"><text:s/>007F<text:tab/><text:tab/><text:tab/><text:tab/>CODE<text:tab/>ENDS</text:p>
      <text:p text:style-name="P41"><text:tab/><text:tab/><text:tab/><text:tab/><text:tab/>END Main</text:p>
      <text:p text:style-name="P41">Microsoft (R) Macro Assembler Version 5.10 <text:s text:c="17"/>11/12/20 10:39:1</text:p>
      <text:p text:style-name="P41"><text:s text:c="61"/>Symbols-1</text:p>
      <text:p text:style-name="P41">Segments and Groups:</text:p>
      <text:p text:style-name="P41"/>
      <text:p text:style-name="P41"><text:s text:c="16"/>N a m e <text:s text:c="8"/><text:tab/>Length<text:tab/> Align<text:tab/>Combine Class</text:p>
      <text:p text:style-name="P41"/>
      <text:p text:style-name="P41">ASTACK . . . . . . . . . . . . . <text:s/><text:tab/>0040<text:tab/>PARA<text:tab/>STACK<text:tab/></text:p>
      <text:p text:style-name="P41">CODE . . . . . . . . . . . . . . <text:s/><text:tab/>007F<text:tab/>PARA<text:tab/>NONE<text:tab/></text:p>
      <text:p text:style-name="P41">DATA . . . . . . . . . . . . . . <text:s/><text:tab/>000E<text:tab/>PARA<text:tab/>NONE<text:tab/></text:p>
      <text:p text:style-name="P41"/>
      <text:p text:style-name="P41">Symbols: <text:s text:c="11"/></text:p>
      <text:p text:style-name="P41"/>
      <text:p text:style-name="P41"><text:s text:c="16"/>N a m e <text:s text:c="8"/><text:tab/>Type<text:tab/> Value<text:tab/> Attr</text:p>
      <text:p text:style-name="P41"/>
      <text:p text:style-name="P41">A <text:s/>. . . . . . . . . . . . . . . <text:s/><text:tab/>L WORD<text:tab/>0000<text:tab/>DATA</text:p>
      <text:p text:style-name="P41"/>
      <text:p text:style-name="P41"><text:soft-page-break/>B <text:s/>. . . . . . . . . . . . . . . <text:s/><text:tab/>L WORD<text:tab/>0002<text:tab/>DATA</text:p>
      <text:p text:style-name="P41"/>
      <text:p text:style-name="P41">F_END <text:s/>. . . . . . . . . . . . . <text:s/><text:tab/>L NEAR<text:tab/>007B<text:tab/>CODE</text:p>
      <text:p text:style-name="P41"/>
      <text:p text:style-name="P41">I <text:s/>. . . . . . . . . . . . . . . <text:s/><text:tab/>L WORD<text:tab/>0004<text:tab/>DATA</text:p>
      <text:p text:style-name="P41">I1 . . . . . . . . . . . . . . . <text:s/><text:tab/>L WORD<text:tab/>0008<text:tab/>DATA</text:p>
      <text:p text:style-name="P41">I1_1 . . . . . . . . . . . . . . <text:s/><text:tab/>L NEAR<text:tab/>0035<text:tab/>CODE</text:p>
      <text:p text:style-name="P41">I1_2 . . . . . . . . . . . . . . <text:s/><text:tab/>L NEAR<text:tab/>001F<text:tab/>CODE</text:p>
      <text:p text:style-name="P41">I2 . . . . . . . . . . . . . . . <text:s/><text:tab/>L WORD<text:tab/>000A<text:tab/>DATA</text:p>
      <text:p text:style-name="P41">I2_1 . . . . . . . . . . . . . . <text:s/><text:tab/>L NEAR<text:tab/>002A<text:tab/>CODE</text:p>
      <text:p text:style-name="P41">I2_2 . . . . . . . . . . . . . . <text:s/><text:tab/>L NEAR<text:tab/>0005<text:tab/>CODE</text:p>
      <text:p text:style-name="P41">I3 . . . . . . . . . . . . . . . <text:s/><text:tab/>L NEAR<text:tab/>003F<text:tab/>CODE</text:p>
      <text:p text:style-name="P41">I3_1 . . . . . . . . . . . . . . <text:s/><text:tab/>L NEAR<text:tab/>005C<text:tab/>CODE</text:p>
      <text:p text:style-name="P41">I3_CMP_2 . . . . . . . . . . . . <text:s/><text:tab/>L NEAR<text:tab/>006A<text:tab/>CODE</text:p>
      <text:p text:style-name="P41">I3_RES . . . . . . . . . . . . . <text:s/><text:tab/>L NEAR<text:tab/>0078<text:tab/>CODE</text:p>
      <text:p text:style-name="P41"/>
      <text:p text:style-name="P41">K <text:s/>. . . . . . . . . . . . . . . <text:s/><text:tab/>L WORD<text:tab/>0006<text:tab/>DATA</text:p>
      <text:p text:style-name="P41"/>
      <text:p text:style-name="P41">MAIN . . . . . . . . . . . . . . <text:s/><text:tab/>F PROC<text:tab/>0000<text:tab/>CODE<text:tab/>Length = 007F</text:p>
      <text:p text:style-name="P41"/>
      <text:p text:style-name="P41">RES <text:s/>. . . . . . . . . . . . . . <text:s/><text:tab/>L WORD<text:tab/>000C<text:tab/>DATA</text:p>
      <text:p text:style-name="P41"/>
      <text:p text:style-name="P41">@CPU . . . . . . . . . . . . . . <text:s/><text:tab/>TEXT <text:s/>0101h<text:tab/><text:tab/></text:p>
      <text:p text:style-name="P41">@FILENAME <text:s/>. . . . . . . . . . . <text:s/><text:tab/>TEXT <text:s/>LAB3<text:tab/><text:tab/></text:p>
      <text:p text:style-name="P41">@VERSION . . . . . . . . . . . . <text:s/><text:tab/>TEXT <text:s/>510<text:tab/><text:tab/></text:p>
      <text:p text:style-name="P41"/>
      <text:p text:style-name="P41"/>
      <text:p text:style-name="P41"><text:s text:c="5"/>78 Source <text:s/>Lines</text:p>
      <text:p text:style-name="P41"><text:s text:c="5"/>78 Total <text:s text:c="2"/>Lines</text:p>
      <text:p text:style-name="P41"><text:s text:c="5"/>25 Symbols</text:p>
      <text:p text:style-name="P41"><text:soft-page-break/></text:p>
      <text:p text:style-name="P41"><text:s text:c="2"/>47962 + 459298 Bytes symbol space free</text:p>
      <text:p text:style-name="P41"/>
      <text:p text:style-name="P41"><text:s text:c="6"/>0 Warning Errors</text:p>
      <text:p text:style-name="P41"><text:s text:c="6"/>0 Severe <text:s/>Erro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style:use-window-font-color="true" style:font-name="Liberation Sans" fo:font-family="'Liberation Sans'" style:font-family-generic="roman" style:font-pitch="variable" fo:font-size="12pt" fo:language="ru" fo:country="RU" style:letter-kerning="true" style:font-name-asian="Microsoft YaHei" style:font-family-asian="'Microsoft YaHei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default-outline-level="" style:class="list">
      <style:paragraph-properties fo:margin-top="0cm" fo:margin-bottom="0cm" loext:contextual-spacing="false"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default-outline-level="" style:class="index">
      <style:paragraph-properties fo:margin-top="0cm" fo:margin-bottom="0cm" loext:contextual-spacing="false" fo:text-align="start" style:justify-single-word="false" fo:orphans="0" fo:widows="0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1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style="italic" fo:font-weight="bold" style:font-name-asian="Times New Roman3" style:font-family-asian="'Times New Roman'" style:font-family-generic-asian="system" style:font-pitch-asian="variable" style:font-style-asian="italic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use-window-font-color="true" style:font-name="Times New Roman2" fo:font-family="'Times New Roman'" style:font-family-generic="roman" style:font-pitch="variable" fo:font-size="14pt" fo:language="ru" fo:country="RU" style:letter-kerning="true" style:font-name-asian="Times New Roman3" style:font-family-asian="'Times New Roman'" style:font-family-generic-asian="system" style:font-pitch-asian="variable" style:font-size-asian="14pt" style:language-asian="zh" style:country-asian="CN" style:font-name-complex="Times New Roman3" style:font-family-complex="'Times New Roman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_20_Map" style:display-name="Document Map" style:family="paragraph" style:default-outline-level="">
      <style:paragraph-properties fo:margin-top="0cm" fo:margin-bottom="0cm" loext:contextual-spacing="false" fo:text-align="start" style:justify-single-word="false" fo:orphans="2" fo:widows="2" style:vertical-align="auto" style:writing-mode="lr-tb"/>
      <style:text-properties style:use-window-font-color="true" style:font-name="Calibri" fo:font-family="Calibri" style:font-family-generic="roman" style:font-pitch="variable" fo:font-size="10pt" fo:language="ru" fo:country="RU" style:letter-kerning="tru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_20_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Table_20_of_20_Figures" style:display-name="Table of Figures" style:family="paragraph" style:parent-style-name="caption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/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9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size-complex="8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2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2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2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9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9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size-complex="8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2:51:00</meta:creation-date>
    <meta:initial-creator>Евгений Хотяков</meta:initial-creator>
    <dc:language>ru-RU</dc:language>
    <dc:date>2020-11-12T10:42:30.650896573</dc:date>
    <meta:editing-cycles>13</meta:editing-cycles>
    <meta:editing-duration>PT35M17S</meta:editing-duration>
    <meta:generator>LibreOffice/6.4.6.2$Linux_X86_64 LibreOffice_project/40$Build-2</meta:generator>
    <meta:document-statistic meta:table-count="1" meta:image-count="0" meta:object-count="0" meta:page-count="13" meta:paragraph-count="277" meta:word-count="1933" meta:character-count="9357" meta:non-whitespace-character-count="67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